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413fa" officeooo:paragraph-rsid="001413fa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413fa" officeooo:paragraph-rsid="001849de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270a6" officeooo:paragraph-rsid="001270a6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270a6" officeooo:paragraph-rsid="001413fa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413fa" officeooo:paragraph-rsid="001849de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3pt" fo:font-weight="bold" officeooo:rsid="001413fa" officeooo:paragraph-rsid="001413fa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officeooo:rsid="001413fa" officeooo:paragraph-rsid="001849de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413fa" officeooo:paragraph-rsid="001413fa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4903e" officeooo:paragraph-rsid="0014903e" style:font-size-asian="12pt" style:font-size-complex="12pt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4903e" officeooo:paragraph-rsid="001555d0" style:font-size-asian="12pt" style:font-size-complex="12pt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officeooo:rsid="0014903e" officeooo:paragraph-rsid="0014903e" style:font-size-asian="12pt" style:font-size-complex="12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555d0" officeooo:paragraph-rsid="001555d0" style:font-size-asian="12pt" style:font-size-complex="12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5724f" officeooo:paragraph-rsid="0015724f" style:font-size-asian="12pt" style:font-size-complex="12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b7885" officeooo:paragraph-rsid="001b7885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270a6" officeooo:paragraph-rsid="001413fa" style:font-size-asian="14pt" style:font-size-complex="14pt"/>
    </style:style>
    <style:style style:name="T1" style:family="text">
      <style:text-properties officeooo:rsid="001413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13fa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1555d0"/>
    </style:style>
    <style:style style:name="T7" style:family="text">
      <style:text-properties officeooo:rsid="0015724f"/>
    </style:style>
    <style:style style:name="T8" style:family="text">
      <style:text-properties officeooo:rsid="0016a0ac"/>
    </style:style>
    <style:style style:name="T9" style:family="text">
      <style:text-properties officeooo:rsid="001849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ituto Federal do Amazonas</text:p>
      <text:p text:style-name="P2"><text:span text:style-name="T4">Disciplina: </text:span><text:span text:style-name="T5">Administração e Programação de Banco de Dados</text:span></text:p>
      <text:p text:style-name="P1">Professor: <text:span text:style-name="T4">Sergio Augusto C. Bezerra</text:span></text:p>
      <text:p text:style-name="P5"><text:span text:style-name="T2">Aluno: </text:span>Alessandro Negrão</text:p>
      <text:p text:style-name="P7">Aluno: Maison Galvão</text:p>
      <text:p text:style-name="P8"/>
      <text:p text:style-name="P3"/>
      <text:p text:style-name="P15"><text:span text:style-name="T2">1. </text:span><text:span text:style-name="T3">Descrição do Sistema</text:span></text:p>
      <text:p text:style-name="P4"><text:tab/><text:span text:style-name="T1">O banco de dados da instituição organiza e controla diversas entidades, mas o foco será apenas relacionado às disciplinas cursadas pelos alunos de uma determinada turma que são: Aluno, Professor, Matéria, Disciplinas e Curso. Após analisar o contexto da instituição e coletar os dados necessários para o início da representação do banco, o seguinte minimundo foi obtido:</text:span></text:p>
      <text:list xml:id="list3530220505" text:style-name="L1">
        <text:list-item>
          <text:p text:style-name="P9">Os alunos também devem ser armazenados, e cada um possui uma matrícula única, um nome, um CPF (Cadastro de Pessoa Física) único, uma data de nascimento e um endereço (rua, <text:span text:style-name="T6">CEP</text:span>, número, complemento e bairro). Um aluno deve ser associado a uma turma e um curso, invariavelmente, <text:span text:style-name="T6">e pode estar associado a uma ou mais disciplinas</text:span>.</text:p>
        </text:list-item>
        <text:list-item>
          <text:p text:style-name="P11">Os professores possuem nome, um CPF (Cadastro de Pessoa Física) único, uma data de nascimento e um endereço (rua, <text:span text:style-name="T6">CEP</text:span>, número, complemento e bairro). Um professor pode lecionar uma ou mais <text:span text:style-name="T9">matérias</text:span>. <text:span text:style-name="T6">Um professor pode estar associado a um curso, e pode ser associado a uma ou mais turmas.</text:span></text:p>
        </text:list-item>
        <text:list-item>
          <text:p text:style-name="P10">As turmas da instituição são a forma de organização dos alunos. Cada turma possui um nome único <text:span text:style-name="T6">e um código de identificação único</text:span>. As turmas podem possuir vários alunos associados a elas, <text:span text:style-name="T6">e devem estar associadas a um curso.</text:span></text:p>
        </text:list-item>
        <text:list-item>
          <text:p text:style-name="P10"><text:span text:style-name="T6">As disciplinas possuem</text:span> um código <text:span text:style-name="T6">de identificação </text:span>único <text:span text:style-name="T6">e</text:span> <text:span text:style-name="T6">um nome único e uma carga horária.</text:span> <text:span text:style-name="T6">Uma disciplina precisa ter um professor associado a ela. As disciplinas podem ser associadas a muitos alunos, e deve ser associada a uma turma.</text:span></text:p>
        </text:list-item>
        <text:list-item>
          <text:p text:style-name="P12">Os cursos possuem um nome único <text:span text:style-name="T8">e </text:span>um código de identificação único.</text:p>
        </text:list-item>
        <text:list-item>
          <text:p text:style-name="P12">Deseja-se controlar a frequência dos alunos em cada uma das matérias cursadas pelo mesmo, por isso se faz necessário que o banco possa armazenar dados <text:span text:style-name="T7">de frequência dos mesmos em suas respectivas disciplinas cursadas.</text:span></text:p>
        </text:list-item>
        <text:list-item>
          <text:p text:style-name="P14">TODO – Verificar se será necessário ter registro de aulas já que tenho frequencia em uma aula.</text:p>
        </text:list-item>
        <text:list-item>
          <text:p text:style-name="P13">Os alunos deverão <text:span text:style-name="T9">ter suas imagens </text:span>cadastr<text:span text:style-name="T9">adas</text:span> <text:span text:style-name="T9">e </text:span>armazenad<text:span text:style-name="T9">as</text:span> no poder da instituição. Para realizar a frequência deverá ser utilizada ferramenta de reconhecimento facial para que não haja mais a necessidade de uma frequência manual e assim o professor ganhe tempo de aul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35:47.607000000</meta:creation-date>
    <dc:date>2019-08-22T15:05:26.740334841</dc:date>
    <meta:editing-duration>PT24M4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381" meta:character-count="2300" meta:non-whitespace-character-count="1940"/>
  </office:meta>
</office:document-meta>
</file>